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nest" svg:font-family="Onest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10dadc"/>
    </style:style>
    <style:style style:name="T12" style:family="text">
      <style:text-properties officeooo:rsid="001396b3"/>
    </style:style>
    <style:style style:name="T13" style:family="text">
      <style:text-properties officeooo:rsid="0016746c"/>
    </style:style>
    <style:style style:name="T14" style:family="text">
      <style:text-properties fo:color="#ffffff" loext:opacity="100%"/>
    </style:style>
    <style:style style:name="T15" style:family="text">
      <style:text-properties officeooo:rsid="0021c42f"/>
    </style:style>
    <style:style style:name="T16" style:family="text">
      <style:text-properties officeooo:rsid="001b0028"/>
    </style:style>
    <style:style style:name="T17" style:family="text">
      <style:text-properties fo:color="#ffffff" loext:opacity="100%" officeooo:rsid="001be953"/>
    </style:style>
    <style:style style:name="T18" style:family="text">
      <style:text-properties officeooo:rsid="001be953"/>
    </style:style>
    <style:style style:name="T19" style:family="text">
      <style:text-properties fo:color="#ffffff" loext:opacity="100%" fo:language="en" fo:country="US" officeooo:rsid="0021c42f"/>
    </style:style>
    <style:style style:name="T20" style:family="text">
      <style:text-properties fo:color="#000000" loext:opacity="100%" officeooo:rsid="00146586"/>
    </style:style>
    <style:style style:name="T21" style:family="text">
      <style:text-properties fo:language="en" fo:country="US"/>
    </style:style>
    <style:style style:name="T22" style:family="text">
      <style:text-properties fo:color="#ffffff" loext:opacity="100%" fo:language="en" fo:country="US"/>
    </style:style>
    <style:style style:name="T23" style:family="text">
      <style:text-properties fo:color="#ffffff" loext:opacity="100%" officeooo:rsid="001b0028"/>
    </style:style>
    <style:style style:name="T24" style:family="text">
      <style:text-properties fo:color="#ffffff" loext:opacity="100%" officeooo:rsid="001c051d"/>
    </style:style>
    <style:style style:name="T25" style:family="text">
      <style:text-properties officeooo:rsid="001c051d"/>
    </style:style>
    <style:style style:name="T26" style:family="text">
      <style:text-properties fo:color="#ffffff" loext:opacity="100%" officeooo:rsid="001ca885"/>
    </style:style>
    <style:style style:name="T27" style:family="text">
      <style:text-properties officeooo:rsid="001ca885"/>
    </style:style>
    <style:style style:name="T28" style:family="text">
      <style:text-properties fo:color="#ffffff" loext:opacity="100%" officeooo:rsid="001f1436"/>
    </style:style>
    <style:style style:name="T29" style:family="text">
      <style:text-properties officeooo:rsid="001f1436"/>
    </style:style>
    <style:style style:name="T30" style:family="text">
      <style:text-properties officeooo:rsid="0024eb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0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1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1">21</text:span>» <text:span text:style-name="T11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1">21</text:span>» <text:span text:style-name="T11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2">4</text:span></text:p>
      <text:p text:style-name="P33">1 Т<text:span text:style-name="T13">ЕОРЕТИЧЕСКАЯ ЧАСТЬ.</text:span> <text:s text:c="65"/>5</text:p>
      <text:p text:style-name="P33">1.1 <text:span text:style-name="T13">Исследование предметной области</text:span> <text:s text:c="3"/><text:span text:style-name="T14">ецеецуццццццццццццццццц</text:span>6</text:p>
      <text:p text:style-name="P34">1.2 <text:span text:style-name="T13">Моделирование предметной области с использованием диагра</text:span><text:span text:style-name="T15">м</text:span><text:span text:style-name="T13">м</text:span></text:p>
      <text:p text:style-name="P34"><text:span text:style-name="T13">UML и SADT - технологий</text:span> <text:s text:c="9"/><text:tab/><text:tab/><text:tab/><text:tab/> <text:s text:c="2"/><text:tab/> <text:s/><text:span text:style-name="T16"><text:s/></text:span><text:span text:style-name="T17">дддддд</text:span><text:span text:style-name="T18"> </text:span>7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19">s</text:span><text:span text:style-name="T17">ээ</text:span><text:span text:style-name="T20">8</text:span></text:p>
      <text:p text:style-name="P35">1.4 С<text:span text:style-name="T10">оставление технического задания</text:span><text:span text:style-name="T21"> <text:s text:c="38"/></text:span><text:span text:style-name="T19">I</text:span><text:span text:style-name="T22"> <text:s/></text:span><text:span text:style-name="T14">в</text:span><text:span text:style-name="T17">эщщ</text:span>9</text:p>
      <text:p text:style-name="P36">1.5 Обоснование выбора <text:span text:style-name="T16">языков программирования и</text:span></text:p>
      <text:p text:style-name="P36"><text:span text:style-name="T16">информационных технологий <text:s text:c="49"/></text:span><text:span text:style-name="T23"><text:s text:c="2"/>дддддд </text:span><text:span text:style-name="T17">э</text:span><text:span text:style-name="T16">10</text:span></text:p>
      <text:p text:style-name="P37">1.6 Обоснование выбора вспомогательных инструментальных</text:p>
      <text:p text:style-name="P37">средств <text:s text:c="104"/><text:span text:style-name="T18">11</text:span></text:p>
      <text:p text:style-name="P38">2 ПРАКТИЧЕСКАЯ ЧАСТЬ <text:s text:c="44"/><text:span text:style-name="T24">тдд</text:span> <text:s text:c="18"/><text:span text:style-name="T25">12</text:span></text:p>
      <text:p text:style-name="P39">2.1 Моделирование структуры данных<text:span text:style-name="T18"> <text:s text:c="26"/></text:span><text:span text:style-name="T14">тд@.</text:span><text:span text:style-name="T18"> <text:s text:c="16"/></text:span>12</text:p>
      <text:p text:style-name="P39">2.2 Описание входных/выходных данных <text:s text:c="41"/><text:span text:style-name="T14">s</text:span> <text:s text:c="3"/>13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26">„s[</text:span><text:span text:style-name="T27">14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4">sl.</text:span> <text:s text:c="9"/>15</text:p>
      <text:p text:style-name="P41">2.5 Создание пакета инсталляций и справочной системы <text:s text:c="6"/><text:span text:style-name="T14">ps</text:span> <text:s text:c="10"/>16</text:p>
      <text:p text:style-name="P42">ЗАКЛЮЧЕНИЕ <text:s text:c="84"/><text:span text:style-name="T14">ds</text:span> <text:s/>17</text:p>
      <text:p text:style-name="P43">Список используемой литературы <text:s text:c="40"/><text:span text:style-name="T14">.</text:span><text:span text:style-name="T28">s</text:span> <text:s text:c="10"/><text:span text:style-name="T14">ds</text:span> <text:s/><text:span text:style-name="T29">17</text:span></text:p>
      <text:p text:style-name="P44">Приложения: руководство пользователя, диск с программой.</text:p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0">издание</text:span>, <text:span text:style-name="T30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nest" svg:font-family="Onest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18T23:33:47.762000000</dc:date>
    <meta:editing-duration>PT19H32M6S</meta:editing-duration>
    <meta:editing-cycles>10</meta:editing-cycles>
    <meta:generator>LibreOffice/24.8.3.2$Windows_X86_64 LibreOffice_project/48a6bac9e7e268aeb4c3483fcf825c94556d9f92</meta:generator>
    <meta:document-statistic meta:table-count="1" meta:image-count="0" meta:object-count="0" meta:page-count="4" meta:paragraph-count="76" meta:word-count="425" meta:character-count="5282" meta:non-whitespace-character-count="3369"/>
  </office:meta>
</office:document-meta>
</file>